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officeooo:paragraph-rsid="00b1cf29"/>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weight="bold" officeooo:paragraph-rsid="00b1cf29" style:font-weight-asian="bold" style:font-weight-complex="bold"/>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7bf89" officeooo:paragraph-rsid="00b7bf89" style:font-weight-asian="bold" style:font-weight-complex="bold"/>
    </style:style>
    <style:style style:name="P19"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a1db0" officeooo:paragraph-rsid="00ba1db0" style:font-weight-asian="bold" style:font-weight-complex="bold"/>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46da7" officeooo:paragraph-rsid="00b46da7" style:font-weight-asian="normal" style:font-weight-complex="normal"/>
    </style:style>
    <style:style style:name="P2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2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24"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bf89" style:font-weight-asian="normal" style:font-weight-complex="normal"/>
    </style:style>
    <style:style style:name="P25"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P26"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a1db0" officeooo:paragraph-rsid="00ba1db0" style:font-weight-asian="normal" style:font-weight-complex="normal"/>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fo:font-weight="normal" officeooo:rsid="00b1cf29" fo:background-color="#f9f9f9" loext:char-shading-value="0" style:font-weight-asian="normal" style:font-weight-complex="normal" loext:padding="0in" loext:border="none"/>
    </style:style>
    <style:style style:name="T3"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7"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8" style:family="text">
      <style:text-properties fo:font-variant="normal" fo:text-transform="none" fo:color="#030303" loext:opacity="100%" fo:letter-spacing="normal" fo:background-color="#f9f9f9" loext:char-shading-value="0" loext:padding="0in" loext:border="none"/>
    </style:style>
    <style:style style:name="T9"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10" style:family="text">
      <style:text-properties officeooo:rsid="0024db6e"/>
    </style:style>
    <style:style style:name="T11" style:family="text">
      <style:text-properties officeooo:rsid="00263424"/>
    </style:style>
    <style:style style:name="T12" style:family="text">
      <style:text-properties officeooo:rsid="00280aef"/>
    </style:style>
    <style:style style:name="T13" style:family="text">
      <style:text-properties officeooo:rsid="002b8b13"/>
    </style:style>
    <style:style style:name="T14" style:family="text">
      <style:text-properties officeooo:rsid="00311ad4"/>
    </style:style>
    <style:style style:name="T15" style:family="text">
      <style:text-properties officeooo:rsid="00329d31"/>
    </style:style>
    <style:style style:name="T16" style:family="text">
      <style:text-properties officeooo:rsid="00369cb2"/>
    </style:style>
    <style:style style:name="T17" style:family="text">
      <style:text-properties officeooo:rsid="0037bf66"/>
    </style:style>
    <style:style style:name="T18" style:family="text">
      <style:text-properties officeooo:rsid="00398ccc"/>
    </style:style>
    <style:style style:name="T19" style:family="text">
      <style:text-properties officeooo:rsid="003b76ad"/>
    </style:style>
    <style:style style:name="T20" style:family="text">
      <style:text-properties officeooo:rsid="003e4ab9"/>
    </style:style>
    <style:style style:name="T21" style:family="text">
      <style:text-properties officeooo:rsid="00413ce0"/>
    </style:style>
    <style:style style:name="T22" style:family="text">
      <style:text-properties officeooo:rsid="0041934d"/>
    </style:style>
    <style:style style:name="T23" style:family="text">
      <style:text-properties officeooo:rsid="0041e2fb"/>
    </style:style>
    <style:style style:name="T24" style:family="text">
      <style:text-properties officeooo:rsid="004336a5"/>
    </style:style>
    <style:style style:name="T25" style:family="text">
      <style:text-properties officeooo:rsid="00442b18"/>
    </style:style>
    <style:style style:name="T26" style:family="text">
      <style:text-properties officeooo:rsid="0045e0ef"/>
    </style:style>
    <style:style style:name="T27" style:family="text">
      <style:text-properties fo:font-weight="normal" style:font-weight-asian="normal" style:font-weight-complex="normal"/>
    </style:style>
    <style:style style:name="T28" style:family="text">
      <style:text-properties fo:font-weight="normal" officeooo:rsid="00ad4e63" style:font-weight-asian="normal" style:font-weight-complex="normal"/>
    </style:style>
    <style:style style:name="T29" style:family="text">
      <style:text-properties officeooo:rsid="00b1cf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9">00:00:00</text:span></text:a><text:span text:style-name="T8"> </text:span><text:span text:style-name="T1">What is design thinking </text:span><text:a xlink:type="simple" xlink:href="https://www.youtube.com/watch?v=4nTh3AP6knM&amp;t=462s" text:style-name="Internet_20_link" text:visited-style-name="Visited_20_Internet_20_Link"><text:span text:style-name="T9">00:07:42</text:span></text:a><text:span text:style-name="T8"> </text:span><text:span text:style-name="T1">Dt process </text:span><text:a xlink:type="simple" xlink:href="https://www.youtube.com/watch?v=4nTh3AP6knM&amp;t=1018s" text:style-name="Internet_20_link" text:visited-style-name="Visited_20_Internet_20_Link"><text:span text:style-name="T9">00:16:58</text:span></text:a><text:span text:style-name="T8"> </text:span><text:span text:style-name="T1">DT steps </text:span><text:a xlink:type="simple" xlink:href="https://www.youtube.com/watch?v=4nTh3AP6knM&amp;t=1660s" text:style-name="Internet_20_link" text:visited-style-name="Visited_20_Internet_20_Link"><text:span text:style-name="T9">00:27:40</text:span></text:a><text:span text:style-name="T8"> </text:span><text:span text:style-name="T1">Empathy mapping </text:span><text:a xlink:type="simple" xlink:href="https://www.youtube.com/watch?v=4nTh3AP6knM&amp;t=1980s" text:style-name="Internet_20_link" text:visited-style-name="Visited_20_Internet_20_Link"><text:span text:style-name="T9">00:33:00</text:span></text:a><text:span text:style-name="T8"> </text:span><text:span text:style-name="T1">DT and agile</text:span></text:p>
      <text:p text:style-name="P3"/>
      <text:p text:style-name="P3"><text:span text:style-name="T20">D</text:span>alam <text:span text:style-name="T20">kelas</text:span> ini kita akan mempelajari segala sesuatu tentang design thinking.</text:p>
      <text:p text:style-name="P3"/>
      <text:p text:style-name="P3">kita akan memulai video ini dengan apa itu design thinking kemudian kita akan <text:span text:style-name="T21">membahas </text:span><text:span text:style-name="T22">bagaimana </text:span>proses design thinking secara detail.</text:p>
      <text:p text:style-name="P3"/>
      <text:p text:style-name="P3">selanjutnya kita akan melihat apa saja langkah-langkah <text:span text:style-name="T10">design thinking</text:span> dan apa <text:span text:style-name="T23">yang dimaksud dengan </text:span>empati <text:span text:style-name="T14">map</text:span><text:span text:style-name="T24">ping</text:span>.</text:p>
      <text:p text:style-name="P3"/>
      <text:p text:style-name="P3"><text:span text:style-name="T24">Dan </text:span>akhirnya <text:span text:style-name="T10">kita</text:span> akan menyimpulkan <text:span text:style-name="T11">pembelajaran </text:span>ini dengan menggabungkan <text:span text:style-name="T12">design thinking</text:span> dan <text:span text:style-name="T25">metode </text:span>agile .</text:p>
      <text:p text:style-name="P3"/>
      <text:p text:style-name="P3">tetapi sebelum itu, saya <text:span text:style-name="T16">ingin </text:span>memberi tahu Anda beberapa fakta <text:span text:style-name="T26">menarik </text:span>berdasarkan pertumbuhan <text:span text:style-name="T17">kebutuhan</text:span> pekerjaan di tahun 2021, linkedin menegaskan bahwa <text:span text:style-name="T18">skill</text:span> yang paling diminati adalah pengembangan web, seo, design thinking, u<text:span text:style-name="T19">i/ux designer</text:span> dan visualisasi data.</text:p>
      <text:p text:style-name="P3"/>
      <text:p text:style-name="P3"><text:span text:style-name="T15">Pada </text:span>sesi ini kita akan membahas apa itu design thinking.</text:p>
      <text:p text:style-name="P3">kasus penggunaan design thinking.</text:p>
      <text:p text:style-name="P3">mengapa design thinking itu penting.</text:p>
      <text:p text:style-name="P3"><text:span text:style-name="T13">Design thinking</text:span> <text:span text:style-name="T13">proses </text:span>dan</text:p>
      <text:p text:style-name="P3">empat pilar design think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Apa itu design thinking dan kenapa sangat populer?</text:p>
      <text:p text:style-name="P4"/>
      <text:p text:style-name="P4">sekarang ini banyak orang dan banyak perusahaan ngomongin tentang design thinking. Sebenernya apa sih yang dimaksud dengan design thinking?</text:p>
      <text:p text:style-name="P4"/>
      <text:p text:style-name="P4">Yuk kita cari tau.</text:p>
      <text:p text:style-name="P4"/>
      <text:p text:style-name="P4">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4"/>
      <text:p text:style-name="P4">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4"/>
      <text:p text:style-name="P4">Lalu apa sebenarnya yang dimaksud dengan design thinking ini? Kalo berdasarkan terjemahannya maka, cara atau proses berpikir ala designer. Ya kan? Memang seperti apa sih seorang designer itu berpikir? </text:p>
      <text:p text:style-name="P4"/>
      <text:p text:style-name="P4">Beberapa dari kita mungkin berpikir bahwa seorang designer seseorang yang kerjaan nya adalah membuat sebuah produk jadi lebih menarik dari sisi estetika, sehingga menjadi lebih diinginkan oleh customer.</text:p>
      <text:p text:style-name="P4"/>
      <text:p text:style-name="P4">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4"/>
      <text:p text:style-name="P4">Nah aspek human centered inilah yang membuat design thinking berbeda dengan pendekatan inovasi lain yang berpusat pada teknologi atau pesaing. </text:p>
      <text:p text:style-name="P4"/>
      <text:p text:style-name="P4">Walaupun begitu bukan berarti design thinking itu mengacuhkan teknologi atau kondisi pasar, hanya saja kepuasan customer itu ditempatkan sebagai prioritas nomer satu disitu. </text:p>
      <text:p text:style-name="P4"/>
      <text:p text:style-name="P4">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4"/>
      <text:p text:style-name="P4">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4"/>
      <text:p text:style-name="P4">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3"/>
      <text:p text:style-name="P3"><text:s/></text:p>
      <text:p text:style-name="P3"/>
      <text:p text:style-name="P7">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7"><text:span text:style-name="T27">Yang dilakukan oleh ideal dalam menggunakan design thinking untuk membingkai ulang wicked problems menjadi masalah yang human </text:span><text:span text:style-name="T28">centric dan fokus terhadap apa yang paling penting bagi customer, sehingga mereka mampu menghasilkan produk-produk yang akhirnya sukses besar di pasar.</text:span></text:p>
      <text:p text:style-name="P10"/>
      <text:p text:style-name="P5">Nah akhirnya diawal dekade 2000, mulailah diterbitkan proses-proses design thinking yang dibakukan oleh berbagai civitas akademika, demikian juga praktisi.</text:p>
      <text:p text:style-name="P5"/>
      <text:p text:style-name="P5">Contoh nya ideal mulai mempopulerkan design thinking dengan proses 3 tahap nya yaitu, inspiration, ideating, dan implementing. </text:p>
      <text:p text:style-name="P5"/>
      <text:p text:style-name="P5">Selain itu standford university d.school juga menerbitkan proses dengan 5 tahapan nya yang mana sekarang ini menjadi salah satu rujukan terpopuler sampai hari ini. </text:p>
      <text:p text:style-name="P5"><text:soft-page-break/></text:p>
      <text:p text:style-name="P5">Yaitu, empathize, define, ideate, prototype dan test. </text:p>
      <text:p text:style-name="P5"/>
      <text:p text:style-name="P5">Di dekade 2010-an design thinking mulai menjadi mainstream dan variasi-variasi baru juga terus bermunculan, seperti proses 4 tahap yang dikembangkan profesor liedtka dari university of virginia yaitu, what-is, what-if, what-wows, dan what-works.</text:p>
      <text:p text:style-name="P5"/>
      <text:p text:style-name="P5">Begitulah kurang lebih sejarah singkat terkait perkembangan design thinking.</text:p>
      <text:p text:style-name="P5"/>
      <text:p text:style-name="P5">Intinya proses design thinking selalu berevolusi untuk mengatasi wicked problems yang memang semakin hari semakin kesini menjadi semakin menantang.</text:p>
      <text:p text:style-name="P5"/>
      <text:p text:style-name="P5"/>
      <text:p text:style-name="P5"/>
      <text:p text:style-name="P8">5 tahapan design thinking </text:p>
      <text:p text:style-name="P8"/>
      <text:p text:style-name="P5">ada banyak sekali variasi terkait proses atau tahapan dalam melakukan design thinking. Salah satunya paling popular adalah proses 5 tahap yang dikembangkan oleh standford university d.school. </text:p>
      <text:p text:style-name="P5"/>
      <text:p text:style-name="P5">5 tahap dalam proses tersebut adalah empathize, define, ideate, prototype, dan testing.</text:p>
      <text:p text:style-name="P5"/>
      <text:p text:style-name="P5">Mempratekkan kelima tahapan ini akan membantu kita untuk mengaplikasikan kreativitas dalam menyelesaikan permasalahan real secara efektif.</text:p>
      <text:p text:style-name="P5"/>
      <text:p text:style-name="P12">Mari kita bahas tahapan-tahapan nya.</text:p>
      <text:p text:style-name="P12"/>
      <text:p text:style-name="P13">Kita mulai dari 2 tahapan yang pertama yaitu empathy dan define. Pada 2 tahapan ini, kita akan memahai permasalahan yang ada sebelum mencari solusinya, nah ini penting.</text:p>
      <text:p text:style-name="P13"/>
      <text:p text:style-name="P13">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3"/>
      <text:p text:style-name="P13">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3"/>
      <text:p text:style-name="P13">Selanjutnya pada tahap berikutnya yaitu define, kita kemudian identifikasi apa masalah utama yang mereka miliki dan kita ingin bantu untuk pecahkan dan kita perlu definisikan masalah tersebut dari sudut pandang customer. </text:p>
      <text:p text:style-name="P13"/>
      <text:p text:style-name="P13">Dengan kita melakukan tahap 1 dan 2 ini kita akhirnya memiliki pemahaman yang mendalam terkait permasalahan yang dialami customer yang kita ingin bantu.</text:p>
      <text:p text:style-name="P13"/>
      <text:p text:style-name="P14">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4"/>
      <text:p text:style-name="P14"/>
      <text:p text:style-name="P14"/>
      <text:p text:style-name="P14"><text:soft-page-break/><text:span text:style-name="T29">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span></text:p>
      <text:p text:style-name="P14"/>
      <text:p text:style-name="P14"><text:span text:style-name="T29">Nah setelah terkumpul banyak ide, baru kemudian kita lakukan penilaian atau penyaringan solusi sehingga kita bisa came up dengan satu, dua atau tiga ide yang lain.</text:span></text:p>
      <text:p text:style-name="P14"/>
      <text:p text:style-name="P14"><text:span text:style-name="T29">Ide solusi yang kita pilih itu kemudian kita kembangkan di tahap empat dan lima, yaitu prototype dan testing. </text:span></text:p>
      <text:p text:style-name="P14"/>
      <text:p text:style-name="P14"><text:span text:style-name="T29">Jadi kita kembangkan ide tersebut menjadi prototype atau representasi kongkrit yang bisa di indera. Dan kita bisa test atau ujia coba kan dengan real customer untuk mendapatkan feedback dari mereka.</text:span></text:p>
      <text:p text:style-name="P14"/>
      <text:p text:style-name="P14"><text:span text:style-name="T29">Lalu apa selanjutnya? Apa sudah selesai proses design thinking nya? Tentu saja tidak. Berdasarkan umpan balik yang kita dapat, kita lakukan iterasi lagi untuk memperbaiki solusi nya.</text:span></text:p>
      <text:p text:style-name="P14"><text:s/></text:p>
      <text:p text:style-name="P14"/>
      <text:p text:style-name="P14"><text:span text:style-name="T29">kita mulai lagi iterasi nya dari awal, atau mungkin kembali ke prototyping, ideating, define, bahkan kembali ke empati. </text:span></text:p>
      <text:p text:style-name="P14"/>
      <text:p text:style-name="P14"><text:span text:style-name="T29">Kemudian, setelah kita melakukan iterasi lagi, diulangi lagi sampai kemudian kita sampai pada satu titik meyakini bahwa apa yang kita ingin selesaikan benar-benar punya solusi dan itu sudah divalidasi oleh si customer. </text:span></text:p>
      <text:p text:style-name="P14"/>
      <text:p text:style-name="P14"><text:span text:style-name="T29">Nah pengulangan inilah yang menjadi kunci kesuksesan dari design thinking.</text:span></text:p>
      <text:p text:style-name="P14"/>
      <text:p text:style-name="P15"><text:span text:style-name="T2">Seperti itulah gambaran dari 5 tahapan design thinking, yang sebenarnya itu bukan tahapan yang linear ya, melainkan sebuah proses yang dinamis dan iteratif.</text:span></text:p>
      <text:p text:style-name="P15"><text:span text:style-name="T2"/></text:p>
      <text:p text:style-name="P15"><text:span text:style-name="T2"/></text:p>
      <text:p text:style-name="P16"><text:span text:style-name="T3"/></text:p>
      <text:p text:style-name="P17"><text:span text:style-name="T3">K</text:span><text:span text:style-name="T4">enapa perusahaan butuh design thinking untuk berinovasi?</text:span></text:p>
      <text:p text:style-name="P17"><text:span text:style-name="T4"/></text:p>
      <text:p text:style-name="P21"><text:span text:style-name="T4">Design thinking sangatlah penting untuk perusahaan saat ini, karena semakin kesini, keunggulan kompetitif yang dimiliki oleh perusahaan itu semakin pendek masa guna nya. </text:span></text:p>
      <text:p text:style-name="P21"><text:span text:style-name="T4"/></text:p>
      <text:p text:style-name="P21"><text:span text:style-name="T4"/></text:p>
      <text:p text:style-name="P21"><text:span text:style-name="T4">Artinya ketika suatu perusahaan itu sukses, dia berhasil mendapat keunggulan kompetitif di pasar, misalnya karena mungkin dia punya inovasi produk yang bagus, nah waktunya itu tidak lama sebelum perusahaan lain merebut keunggulan kompetitif itu dari dia.</text:span></text:p>
      <text:p text:style-name="P21"><text:span text:style-name="T4"/></text:p>
      <text:p text:style-name="P21"><text:span text:style-name="T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span></text:p>
      <text:p text:style-name="P21"><text:span text:style-name="T4"/></text:p>
      <text:p text:style-name="P22"><text:span text:style-name="T4">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span></text:p>
      <text:p text:style-name="P22"><text:soft-page-break/><text:span text:style-name="T4">Dan design thinking menjadi cara berinovasi yang sangat tepat untuk menghadapi tantangan itu.</text:span></text:p>
      <text:p text:style-name="P22"><text:span text:style-name="T4"/></text:p>
      <text:p text:style-name="P22"><text:span text:style-name="T4">Apasih yang menjadi nilai tambah dari design thinking? Jawaban nya adalah karena pendekatan inovasi nya yang human centric atau customer centric.</text:span></text:p>
      <text:p text:style-name="P22"><text:span text:style-name="T4"/></text:p>
      <text:p text:style-name="P22"><text:span text:style-name="T4">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span></text:p>
      <text:p text:style-name="P22"><text:span text:style-name="T4"/></text:p>
      <text:p text:style-name="P22"><text:span text:style-name="T4">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span></text:p>
      <text:p text:style-name="P22"><text:span text:style-name="T4"/></text:p>
      <text:p text:style-name="P22"><text:span text:style-name="T4">Yang jadi prioritas perusahaan yang fokus nya pada teknologi ini adalah mengeluarkan inovasi dengan teknologi yang paling mutakhir.</text:span></text:p>
      <text:p text:style-name="P22"><text:span text:style-name="T4"/></text:p>
      <text:p text:style-name="P22"><text:span text:style-name="T4">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span></text:p>
      <text:p text:style-name="P22"><text:span text:style-name="T4"/></text:p>
      <text:p text:style-name="P22"><text:span text:style-name="T4">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span></text:p>
      <text:p text:style-name="P22"><text:span text:style-name="T4"/></text:p>
      <text:p text:style-name="P22"><text:span text:style-name="T4">Design thinking sendiri adalah sebuah proses inovasi yang sering kali menghasilkan inovasi terobosan karena orientasi nya pada apa yang memang belum diketahui dibandingkan apa yang sudah diketahui oleh banyak orang termasuk oleh customer itu sendiri.</text:span></text:p>
      <text:p text:style-name="P22"><text:span text:style-name="T4"/></text:p>
      <text:p text:style-name="P22"><text:span text:style-name="T4">Contohnya dalam memahami keinginan customer, berbeda dengan pendekatan tradisional yang fokus nya menjawab, apasih yang customer butuhkan? Design thinking itu fokus menggali apa yang customer miliki kebutuhan, tetapi dia belum sadar akan kebutuhan itu, </text:span><text:span text:style-name="T5">maka </text:span><text:span text:style-name="T4">seorang design thinker itu tidak sekedar </text:span><text:span text:style-name="T5">menanyakan apasih yang anda inginkan, tapi mereka melakukan investigasi yang sangat dalam terkait perilaku customer, seperti hal-hal yang biasa mereka lakukan, atau keluhkan dan alasan dibalik semua itu.</text:span></text:p>
      <text:p text:style-name="P22"><text:span text:style-name="T5"/></text:p>
      <text:p text:style-name="P23"><text:span text:style-name="T4">Maka dari itu design thinking lebih memungkinkan untuk menemukan kebutuhan yang selama ini belum begitu disadari atau dipenuhi oleh pasar.</text:span></text:p>
      <text:p text:style-name="P23"><text:span text:style-name="T4"/></text:p>
      <text:p text:style-name="P23"><text:span text:style-name="T4">Contoh lainnya dalam mengembangkan solusi, seorang design thinker itu menyadari bahwa tidak memungkinkan untuk kita menghasilkan solusi yang tepat dalam sekali jalan.</text:span></text:p>
      <text:p text:style-name="P23"><text:span text:style-name="T4"/></text:p>
      <text:p text:style-name="P23"><text:span text:style-name="T4">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4">berharga kepada customer yang belum pernah ditawarkan oleh pesaing lain dalam industrinya. </text:span></text:p>
      <text:p text:style-name="P23"><text:span text:style-name="T4"/></text:p>
      <text:p text:style-name="P23"><text:span text:style-name="T4">Kesimpulannya design thinking itu sangat penting untuk dikuasai oleh perusahaan saat ini agar lebih mampu memperoleh keunggulan kompetitif yang signifikan yang menciptakan peluang-peluang bisnis baru yang mana orang lain belum bisa tangkap.</text:span></text:p>
      <text:p text:style-name="P23"><text:span text:style-name="T4"/></text:p>
      <text:p text:style-name="P23"><text:span text:style-name="T4">Itulah mengapa design thinking begitu penting untuk dimiliki oleh perusahaan pada saat ini.</text:span></text:p>
      <text:p text:style-name="P23"><text:span text:style-name="T4"/></text:p>
      <text:p text:style-name="P23"><text:span text:style-name="T4"/></text:p>
      <text:p text:style-name="P18"><text:span text:style-name="T4">Keuntungan menggunakan design thinking</text:span></text:p>
      <text:p text:style-name="P18"><text:span text:style-name="T4"/></text:p>
      <text:p text:style-name="P24"><text:span text:style-name="T4">bagi kebanyakan orang pertama kali berinovasi menggunakan design thinking mungkin terasa canggung atau kurang nyaman, karena rangkaian proses nya yang sangat berbeda dari proses inovasi tradisional yang cenderung linear dan berdasarkan perencanaan yang detail. </text:span></text:p>
      <text:p text:style-name="P24"><text:span text:style-name="T4"/></text:p>
      <text:p text:style-name="P24"><text:span text:style-name="T4">Pertama-tama bisa terasa berantakan, karena memang dalam design thinking itu banyak ketidakpastiannya. Walaupun pada akhirnya para design thinker mengakui bahwa rangkaian proses nya itu masuk akal dan mampu mencapai hasil yang diingankan.</text:span></text:p>
      <text:p text:style-name="P24"><text:span text:style-name="T4"/></text:p>
      <text:p text:style-name="P24"><text:span text:style-name="T4">Lebih luas dari itu, perusahaan juga merasakan berbagai manfaat dari memanfaatkan design thinking di perusahaan. Baik itu manfaat financial, maupun manfaat non financial. </text:span></text:p>
      <text:p text:style-name="P24"><text:span text:style-name="T4"/></text:p>
      <text:p text:style-name="P24"><text:span text:style-name="T4">Contohnya, riset dari mckinsey <text:s/>di tahun 2018 itu menemukan bahwa perusahaan yang secara intensif menerapkan design thinking itu menikmati rata-rata pertumbuhan tahunan hingga 10%, jauh diatas rata-rata indsutri yang hanya sampai 6% saja. </text:span></text:p>
      <text:p text:style-name="P24"><text:span text:style-name="T4"/></text:p>
      <text:p text:style-name="P24"><text:span text:style-name="T4">Demikian juga dengan dividen yang diterima oleh pemegang saham, ternyata perusahaan-perusahaan itu, bisa menikmati pertumbuhan tahunan itu hingga 21%. jauh diatas rata-rata industri yang sekedar hanya 12-16% saja pertumbuhan tahunan nya.</text:span></text:p>
      <text:p text:style-name="P24"><text:span text:style-name="T4"/></text:p>
      <text:p text:style-name="P24"><text:span text:style-name="T4">Bicara soal keuntungan financial, banyak riset yang menunjukkan bahwa design thinking itu mampu meningkatkan pengembalian investasi-inovasi perusahaan.</text:span></text:p>
      <text:p text:style-name="P24"><text:span text:style-name="T4"/></text:p>
      <text:p text:style-name="P24"><text:span text:style-name="T4">Contohnya dalam sebuah artikel forbes. Perusahaan riset Forrester itu mengamati bahwa perusahaan-perusahaan yang sudah matang dalam menerapkan design thinking mampu mencapai pengembalian investasi sebesar 71%-107% secara konsisten.</text:span></text:p>
      <text:p text:style-name="P24"><text:span text:style-name="T4"/></text:p>
      <text:p text:style-name="P24"><text:span text:style-name="T4">Jadi bagaimana design thinking dapat meningkatkan pengembalian investasi.</text:span></text:p>
      <text:p text:style-name="P24"><text:span text:style-name="T4"/></text:p>
      <text:p text:style-name="P24"><text:span text:style-name="T4">Sederhana nya, pertama design thinking mampu menurunkan biaya invesatsi dalam berinovasi. Kedua, mampu meningkatkan kesuksesan inovasi yang dihasilkan.</text:span></text:p>
      <text:p text:style-name="P24"><text:span text:style-name="T4"/></text:p>
      <text:p text:style-name="P24"><text:span text:style-name="T4">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span></text:p>
      <text:p text:style-name="P24"><text:span text:style-name="T4"/></text:p>
      <text:p text:style-name="P24"><text:span text:style-name="T4">Maka pada saat melakukan iterasi awal, kita cukup membuat prototype, yang tidak mahal dan melakukan testing secara sederhana, karena tujuan nya masih untuk mendapatkan pembelajaran mengenai customer itu sendiri.</text:span></text:p>
      <text:p text:style-name="P24"><text:span text:style-name="T4"/></text:p>
      <text:p text:style-name="P24"><text:soft-page-break/><text:span text:style-name="T4">Setelah beberapa kali iterasi, dan resiko ketidakpastian itu sudah menurun, baru kita berani investasi lebih tinggi lagi. Karena kemungkinan akan harus berubah solusinya kan juga sudah menurun kan, sehingga biaya investasi juga akan bisa lebih terkontrol.</text:span></text:p>
      <text:p text:style-name="P24"><text:span text:style-name="T4"/></text:p>
      <text:p text:style-name="P24"><text:span text:style-name="T4">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span></text:p>
      <text:p text:style-name="P24"><text:span text:style-name="T4"/></text:p>
      <text:p text:style-name="P24"><text:span text:style-name="T4">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span></text:p>
      <text:p text:style-name="P24"><text:span text:style-name="T4"/></text:p>
      <text:p text:style-name="P24"><text:span text:style-name="T4">Dan salah satu dampak positif yang ditemukan adalah peningkatan engagement dari karyawan terhadap kesuksesan organisasi.</text:span></text:p>
      <text:p text:style-name="P24"><text:span text:style-name="T4"/></text:p>
      <text:p text:style-name="P24"><text:span text:style-name="T4">Peningkatan engagement ini dikarenakan praktek-praktek design thinking yang membuat karyawan lebih dekat dengan customer dan kualitas kerjasama antar karyawan. Termasuk karyawan yang lintas fungsi, itu bisa jadi lebih baik.</text:span></text:p>
      <text:p text:style-name="P24"><text:span text:style-name="T4"/></text:p>
      <text:p text:style-name="P24"><text:span text:style-name="T4">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span></text:p>
      <text:p text:style-name="P24"><text:span text:style-name="T4"/></text:p>
      <text:p text:style-name="P25"><text:span text:style-name="T4">Kedua, praktek pembentukan tim yang heterogen, praktek ini meningkatkan keselarasan antar fungsi yang berbeda, sehingga mengurangi mentalitas </text:span><text:span text:style-name="T6">silo dan memperkuat keterbukaan sehingga kolaborasi lintas fungsi itu akan berjalan dengan lebih baik.</text:span></text:p>
      <text:p text:style-name="P25"><text:span text:style-name="T6"/></text:p>
      <text:p text:style-name="P25"><text:span text:style-name="T6">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span></text:p>
      <text:p text:style-name="P25"><text:span text:style-name="T6"/></text:p>
      <text:p text:style-name="P25"><text:span text:style-name="T6">Kesimpulan nya manfaat design thining itu bukan hanya melekat pada inovasi saja, tetapi proses design thinking itu sendiri</text:span><text:span text:style-name="T4"><text:tab/></text:span><text:span text:style-name="T7">juga bisa membuat karyawan lebih engage untuk berinovasi bersama-sama demi kebaikan, baik pelanggan ataupun perusahaan.</text:span></text:p>
      <text:p text:style-name="P25"><text:span text:style-name="T7"/></text:p>
      <text:p text:style-name="P25"><text:span text:style-name="T7"/></text:p>
      <text:p text:style-name="P25"><text:span text:style-name="T7"/></text:p>
      <text:p text:style-name="P25"><text:span text:style-name="T7"/></text:p>
      <text:p text:style-name="P25"><text:span text:style-name="T7"/></text:p>
      <text:p text:style-name="P19"><text:span text:style-name="T7">K</text:span><text:span text:style-name="T4">enapa harus pakai design thinking untuk inovasi?</text:span></text:p>
      <text:p text:style-name="P20"><text:span text:style-name="T4"/></text:p>
      <text:p text:style-name="P26"><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28T14:47:43.737651116</dc:date>
    <meta:editing-duration>PT17H35M36S</meta:editing-duration>
    <meta:editing-cycles>147</meta:editing-cycles>
    <meta:generator>LibreOffice/7.2.6.2$Linux_X86_64 LibreOffice_project/20$Build-2</meta:generator>
    <meta:document-statistic meta:table-count="0" meta:image-count="0" meta:object-count="0" meta:page-count="9" meta:paragraph-count="104" meta:word-count="2966" meta:character-count="21440" meta:non-whitespace-character-count="18545"/>
  </office:meta>
</office:document-meta>
</file>